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svg:stroke-color="#c0c0c0" draw:marker-start-width="0.26cm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standard">
      <style:graphic-properties svg:stroke-width="0.03cm" svg:stroke-color="#333333" draw:marker-start-width="0.25cm" draw:marker-end-width="0.25cm" draw:fill-color="#3deb3d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5cm" draw:marker-start-width="0.28cm" draw:marker-end="Line_20_Arrow" draw:marker-end-width="0.1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svg:stroke-width="0.03cm" svg:stroke-color="#333333" draw:marker-start-width="0.25cm" draw:marker-end-width="0.25cm" draw:fill-color="#ffff00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494cm" svg:y1="1.2cm" svg:x2="3.494cm" svg:y2="8.4cm">
          <text:p/>
        </draw:line>
        <draw:line draw:style-name="gr1" draw:text-style-name="P1" draw:layer="layout" svg:x1="7.65cm" svg:y1="1.18cm" svg:x2="7.65cm" svg:y2="8.38cm">
          <text:p/>
        </draw:line>
        <draw:frame draw:style-name="gr2" draw:layer="layout" svg:width="3.457cm" svg:height="0.962cm" svg:x="1.943cm" svg:y="-0.062cm">
          <draw:text-box>
            <text:p>integration</text:p>
          </draw:text-box>
        </draw:frame>
        <draw:frame draw:style-name="gr2" draw:layer="layout" svg:width="2.441cm" svg:height="0.962cm" svg:x="6.444cm" svg:y="-0.062cm">
          <draw:text-box>
            <text:p>master</text:p>
          </draw:text-box>
        </draw:frame>
        <draw:line draw:style-name="gr3" draw:text-style-name="P1" draw:layer="layout" svg:x1="0.3cm" svg:y1="0.9cm" svg:x2="0.402cm" svg:y2="8.3cm">
          <text:p/>
        </draw:line>
        <draw:frame draw:style-name="gr2" draw:text-style-name="P2" draw:layer="layout" svg:width="3.736cm" svg:height="0.725cm" draw:transform="rotate (1.5707963267949) translate (0.375cm 6.371cm)">
          <draw:text-box>
            <text:p><text:span text:style-name="T1">package lifecycle</text:span></text:p>
          </draw:text-box>
        </draw:frame>
        <draw:custom-shape draw:style-name="gr4" draw:text-style-name="P1" draw:layer="layout" svg:width="0.5cm" svg:height="0.5cm" svg:x="7.4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7.4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65cm" svg:y1="1.1cm" svg:x2="7.65cm" svg:y2="1.7cm">
          <text:p/>
        </draw:line>
        <draw:custom-shape draw:style-name="gr6" draw:text-style-name="P3" draw:layer="layout" svg:width="2cm" svg:height="1cm" svg:x="7.9cm" svg:y="0.8cm">
          <text:p text:style-name="P3"><text:span text:style-name="T2">Initial version </text:span></text:p>
          <text:p text:style-name="P3"><text:span text:style-name="T2">released</text:span></text:p>
          <text:p text:style-name="P3"><text:span text:style-name="T2">Tag : v0.1.0</text:span></text:p>
          <draw:enhanced-geometry svg:viewBox="0 0 21600 21600" draw:text-areas="800 800 20800 20800" draw:type="round-rectangular-callout" draw:modifiers="-636.88155922039 26196.2037962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0.5cm" svg:height="0.5cm" svg:x="7.4cm" svg:y="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1.1cm" svg:x="7.9cm" svg:y="3.9cm">
          <text:p text:style-name="P3"><text:span text:style-name="T2">Next released </text:span></text:p>
          <text:p text:style-name="P3"><text:span text:style-name="T2">version</text:span></text:p>
          <text:p text:style-name="P3"><text:span text:style-name="T2">Tag : v0.2.0</text:span></text:p>
          <draw:enhanced-geometry svg:viewBox="0 0 21600 21600" draw:text-areas="800 800 20800 20800" draw:type="round-rectangular-callout" draw:modifiers="-636.88155922039 25778.7465940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2cm" svg:height="1.1cm" svg:x="7.941cm" svg:y="6.299cm">
          <text:p text:style-name="P3"><text:span text:style-name="T2">Next released </text:span></text:p>
          <text:p text:style-name="P3"><text:span text:style-name="T2">version</text:span></text:p>
          <text:p text:style-name="P3"><text:span text:style-name="T2">Tag : v1.0.0</text:span></text:p>
          <draw:enhanced-geometry svg:viewBox="0 0 21600 21600" draw:text-areas="800 800 20800 20800" draw:type="round-rectangular-callout" draw:modifiers="-636.88155922039 25778.7465940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0.5cm" svg:height="0.5cm" svg:x="3.244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3cm" svg:y1="2cm" svg:x2="3.8cm" svg:y2="2.5cm">
          <text:p/>
        </draw:line>
        <draw:custom-shape draw:style-name="gr7" draw:text-style-name="P1" draw:layer="layout" svg:width="0.5cm" svg:height="0.5cm" svg:x="3.244cm" svg:y="3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3.244cm" svg:y="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3.244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3.244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3.244cm" svg:y="7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482cm" svg:y1="2.825cm" svg:x2="3.482cm" svg:y2="3.425cm">
          <text:p/>
        </draw:line>
        <draw:line draw:style-name="gr5" draw:text-style-name="P1" draw:layer="layout" svg:x1="3.492cm" svg:y1="3.9cm" svg:x2="3.492cm" svg:y2="4.5cm">
          <text:p/>
        </draw:line>
        <draw:line draw:style-name="gr5" draw:text-style-name="P1" draw:layer="layout" svg:x1="3.8cm" svg:y1="4.7cm" svg:x2="7.4cm" svg:y2="5.2cm">
          <text:p/>
        </draw:line>
        <draw:line draw:style-name="gr5" draw:text-style-name="P1" draw:layer="layout" svg:x1="7.66cm" svg:y1="2.275cm" svg:x2="7.66cm" svg:y2="5cm">
          <text:p/>
        </draw:line>
        <draw:line draw:style-name="gr5" draw:text-style-name="P1" draw:layer="layout" svg:x1="3.502cm" svg:y1="4.975cm" svg:x2="3.502cm" svg:y2="5.575cm">
          <text:p/>
        </draw:line>
        <draw:line draw:style-name="gr5" draw:text-style-name="P1" draw:layer="layout" svg:x1="3.512cm" svg:y1="6.05cm" svg:x2="3.512cm" svg:y2="6.65cm">
          <text:p/>
        </draw:line>
        <draw:line draw:style-name="gr5" draw:text-style-name="P1" draw:layer="layout" svg:x1="3.494cm" svg:y1="7.225cm" svg:x2="3.494cm" svg:y2="7.825cm">
          <text:p/>
        </draw:line>
        <draw:custom-shape draw:style-name="gr6" draw:text-style-name="P3" draw:layer="layout" svg:width="2.6cm" svg:height="1.2cm" svg:x="0.6cm" svg:y="6.6cm">
          <text:p text:style-name="P3"><text:span text:style-name="T2">Work in </text:span></text:p>
          <text:p text:style-name="P3"><text:span text:style-name="T2">Progress on next </text:span></text:p>
          <text:p text:style-name="P3"><text:span text:style-name="T2">released version</text:span></text:p>
          <draw:enhanced-geometry svg:viewBox="0 0 21600 21600" draw:text-areas="800 800 20800 20800" draw:mirror-vertical="false" draw:mirror-horizontal="true" draw:type="round-rectangular-callout" draw:modifiers="-481.660899653979 25430.8076602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1" draw:layer="layout" svg:x1="3.775cm" svg:y1="6.975cm" svg:x2="7.375cm" svg:y2="7.475cm">
          <text:p/>
        </draw:line>
        <draw:line draw:style-name="gr5" draw:text-style-name="P1" draw:layer="layout" svg:x1="7.65cm" svg:y1="5.475cm" svg:x2="7.65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</meta:initial-creator>
    <meta:creation-date>2013-04-23T14:12:49</meta:creation-date>
    <dc:date>2013-10-23T18:58:07</dc:date>
    <dc:creator>Robin </dc:creator>
    <meta:editing-duration>PT1H8M59S</meta:editing-duration>
    <meta:editing-cycles>32</meta:editing-cycles>
    <meta:generator>LibreOffice/3.5$Linux_x86 LibreOffice_project/350m1$Build-2</meta:generator>
    <meta:document-statistic meta:object-count="30"/>
  </office:meta>
</office:document-meta>
</file>